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2cm" svg:height="3.4cm" svg:x="4.4cm" svg:y="1.6cm">
          <text:p text:style-name="P1">CategoryTree.py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4cm" svg:height="1.1cm" svg:x="1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2cm" svg:height="1.9cm" svg:x="4.7cm" svg:y="2.7cm">
          <text:p text:style-name="P1">Scan category </text:p>
          <text:p text:style-name="P1">map pag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4cm" svg:height="1.9cm" svg:x="11.5cm" svg:y="2.7cm">
          <text:p text:style-name="P1">Return list of </text:p>
          <text:p text:style-name="P1"><text:s/>category link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4cm" svg:y1="2.55cm" svg:x2="4.7cm" svg:y2="3.65cm" draw:start-shape="id1" draw:start-glue-point="10" draw:end-shape="id2" draw:end-glue-point="3" svg:d="M3400 2550h651v1100h649" svg:viewBox="0 0 1301 1101">
          <text:p/>
        </draw:connector>
        <draw:connector draw:style-name="gr3" draw:text-style-name="P1" draw:layer="layout" svg:x1="9.9cm" svg:y1="3.65cm" svg:x2="11.5cm" svg:y2="3.65cm" draw:start-shape="id2" draw:start-glue-point="1" draw:end-shape="id3" draw:end-glue-point="3" svg:d="M9900 3650h1600" svg:viewBox="0 0 1601 1">
          <text:p/>
        </draw:connector>
        <draw:custom-shape draw:style-name="gr1" draw:text-style-name="P1" draw:layer="layout" svg:width="18.3cm" svg:height="13.7cm" svg:x="1.2cm" svg:y="7.3cm">
          <text:p text:style-name="P1">CategoryScanner.p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Yes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9cm" svg:height="1cm" svg:x="12.4cm" svg:y="9.1cm">
          <text:p text:style-name="P2"><text:span text:style-name="T1">Get category</text:span><text:span text:style-name="T2"> i </text:span><text:span text:style-name="T3">l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7.9cm" svg:height="1.8cm" svg:x="1.6cm" svg:y="8.8cm">
          <text:p text:style-name="P3"><text:span text:style-name="T4">Link = baseLink +</text:span></text:p>
          <text:p text:style-name="P3"><text:span text:style-name="T4">„</text:span><text:span text:style-name="T4">?order=qd&amp;p=”+str(pageNum)</text:span></text:p>
          <text:p text:style-name="P3"><text:span text:style-name="T4">Define tradeVolume = 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cm" svg:y1="3.65cm" svg:x2="17.3cm" svg:y2="9.6cm" draw:start-shape="id3" draw:start-glue-point="1" draw:end-shape="id4" draw:end-glue-point="1" svg:d="M15900 3650h1901v5950h-501" svg:viewBox="0 0 1902 5951">
          <text:p/>
        </draw:connector>
        <draw:connector draw:style-name="gr3" draw:text-style-name="P1" draw:layer="layout" svg:x1="12.4cm" svg:y1="9.6cm" svg:x2="9.5cm" svg:y2="9.7cm" draw:start-shape="id4" draw:start-glue-point="3" draw:end-shape="id5" svg:d="M12400 9600h-1450v100h-1450" svg:viewBox="0 0 2901 101">
          <text:p/>
        </draw:connector>
        <draw:custom-shape draw:style-name="gr2" draw:text-style-name="P4" xml:id="id7" draw:id="id7" draw:layer="layout" svg:width="4.534cm" svg:height="1.3cm" svg:x="2.366cm" svg:y="13.7cm">
          <text:p text:style-name="P4"><text:span text:style-name="T5">Get products 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7.6cm" svg:height="4.915cm" svg:x="10.7cm" svg:y="13cm">
          <text:p text:style-name="P3"><text:span text:style-name="T6">If promoted</text:span></text:p>
          <text:p text:style-name="P3"><text:span text:style-name="T4"><text:s/></text:span><text:span text:style-name="T4">(productsList length &gt;= </text:span></text:p>
          <text:p text:style-name="P3"><text:span text:style-name="T4">ProductsPerPage) </text:span></text:p>
          <text:p text:style-name="P3"><text:span text:style-name="T6">OR</text:span></text:p>
          <text:p text:style-name="P3"><text:span text:style-name="T4">ProductsList[-1].wasBought()</text:span></text:p>
          <text:p text:style-name="P3"><text:span text:style-name="T4"/></text:p>
          <text:p text:style-name="P3"><text:span text:style-name="T4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7.2cm" svg:height="3.1cm" svg:x="1.8cm" svg:y="16.8cm">
          <text:p text:style-name="P3"><text:span text:style-name="T4">Go to next page</text:span></text:p>
          <text:p text:style-name="P3"><text:span text:style-name="T4">PageNum++</text:span></text:p>
          <text:p text:style-name="P3"><text:span text:style-name="T4"/></text:p>
          <text:p text:style-name="P3"><text:span text:style-name="T4">Link = baseLink +</text:span></text:p>
          <text:p text:style-name="P3"><text:span text:style-name="T4">„</text:span><text:span text:style-name="T4">?order=qd&amp;p=”+str(pageNum)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cm" svg:y1="16.8cm" svg:x2="4.633cm" svg:y2="15cm" draw:start-shape="id6" draw:start-glue-point="0" draw:end-shape="id7" draw:end-glue-point="2" svg:d="M5400 16800v-900h-767v-900" svg:viewBox="0 0 768 1801">
          <text:p/>
        </draw:connector>
        <draw:connector draw:style-name="gr3" draw:text-style-name="P1" draw:layer="layout" svg:x1="14.5cm" svg:y1="17.915cm" svg:x2="9cm" svg:y2="18.35cm" draw:start-shape="id8" draw:start-glue-point="6" draw:end-shape="id6" draw:end-glue-point="1" svg:d="M14500 17915v501h-4650v-66h-850" svg:viewBox="0 0 5501 502">
          <text:p/>
        </draw:connector>
        <draw:connector draw:style-name="gr3" draw:text-style-name="P1" draw:layer="layout" svg:x1="5.55cm" svg:y1="10.6cm" svg:x2="4.633cm" svg:y2="13.7cm" draw:start-shape="id5" draw:start-glue-point="2" draw:end-shape="id7" svg:d="M5550 10600v1550h-917v1550" svg:viewBox="0 0 918 3101">
          <text:p/>
        </draw:connector>
        <draw:custom-shape draw:style-name="gr2" draw:text-style-name="P3" xml:id="id9" draw:id="id9" draw:layer="layout" svg:width="4.3cm" svg:height="2.6cm" svg:x="8cm" svg:y="10.8cm">
          <text:p text:style-name="P3"><text:span text:style-name="T4"/></text:p>
          <text:p text:style-name="P3"><text:span text:style-name="T7">VolumeCounter.py</text:span></text:p>
          <text:p text:style-name="P3"><text:span text:style-name="T4">Count </text:span></text:p>
          <text:p text:style-name="P3"><text:span text:style-name="T4">tradeVolume+=</text:span></text:p>
          <text:p text:style-name="P3"><text:span text:style-name="T4">pageTradeVolume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cm" svg:y1="14.35cm" svg:x2="8cm" svg:y2="12.1cm" draw:start-shape="id7" draw:start-glue-point="1" draw:end-shape="id9" svg:d="M6900 14350h531v-2250h569" svg:viewBox="0 0 1101 2251">
          <text:p/>
        </draw:connector>
        <draw:connector draw:style-name="gr3" draw:text-style-name="P1" draw:layer="layout" svg:x1="12.3cm" svg:y1="12.1cm" svg:x2="14.5cm" svg:y2="13cm" draw:start-shape="id9" draw:start-glue-point="1" draw:end-shape="id8" draw:end-glue-point="4" svg:d="M12300 12100h2200v900" svg:viewBox="0 0 2201 901">
          <text:p/>
        </draw:connector>
        <draw:custom-shape draw:style-name="gr2" draw:text-style-name="P1" xml:id="id10" draw:id="id10" draw:layer="layout" svg:width="5.8cm" svg:height="1.3cm" svg:x="13.4cm" svg:y="19.3cm">
          <text:p text:style-name="P1">Return tradeVolum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3cm" svg:y1="15.458cm" svg:x2="16.3cm" svg:y2="19.3cm" draw:start-shape="id8" draw:start-glue-point="7" draw:end-shape="id10" draw:end-glue-point="0" svg:d="M18300 15458h502v3150h-2502v692" svg:viewBox="0 0 2503 3843">
          <text:p text:style-name="P1">No</text:p>
        </draw:connector>
        <draw:custom-shape draw:style-name="gr2" draw:text-style-name="P1" xml:id="id11" draw:id="id11" draw:layer="layout" svg:width="3.4cm" svg:height="2cm" svg:x="14.6cm" svg:y="22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cm" svg:y1="20.6cm" svg:x2="16.3cm" svg:y2="22cm" draw:start-shape="id10" draw:start-glue-point="2" draw:end-shape="id11" draw:end-glue-point="4" svg:d="M16300 20600v1400" svg:viewBox="0 0 1 1401">
          <text:p/>
        </draw:connector>
      </draw:page>
      <draw:page draw:name="page2" draw:style-name="dp1" draw:master-page-name="Domyślnie">
        <draw:custom-shape draw:style-name="gr1" draw:text-style-name="P1" draw:layer="layout" svg:width="17.8cm" svg:height="10.5cm" svg:x="1.9cm" svg:y="4.1cm">
          <text:p text:style-name="P1">VolumeCounter.p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5.2cm" svg:height="1.9cm" svg:x="2.2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5.8cm" svg:height="2.5cm" svg:x="13.1cm" svg:y="16.1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8.1cm" svg:height="3cm" svg:x="2.8cm" svg:y="5.8cm">
          <text:p text:style-name="P1">volume = 0</text:p>
          <text:p text:style-name="P1">For product in productList: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7.3cm" svg:height="1.5cm" svg:x="3.9cm" svg:y="10.6cm">
          <text:p text:style-name="P1">volume += sold * pri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9cm" svg:y1="7.3cm" svg:x2="7.55cm" svg:y2="10.6cm" draw:start-shape="id12" draw:start-glue-point="1" draw:end-shape="id13" draw:end-glue-point="0" svg:d="M10900 7300h501v2400h-3851v900" svg:viewBox="0 0 3852 3301">
          <text:p/>
        </draw:connector>
        <draw:connector draw:style-name="gr3" draw:text-style-name="P1" draw:layer="layout" svg:x1="3.9cm" svg:y1="11.35cm" svg:x2="2.8cm" svg:y2="7.3cm" draw:start-shape="id13" draw:start-glue-point="3" draw:end-shape="id12" svg:d="M3900 11350h-1601v-4050h501" svg:viewBox="0 0 1602 4051">
          <text:p/>
        </draw:connector>
        <draw:custom-shape draw:style-name="gr2" draw:text-style-name="P1" xml:id="id14" draw:id="id14" draw:layer="layout" svg:width="6cm" svg:height="1.8cm" svg:x="13cm" svg:y="10.7cm">
          <text:p text:style-name="P1">Return volu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9cm" svg:y1="7.3cm" svg:x2="16cm" svg:y2="10.7cm" draw:start-shape="id12" draw:start-glue-point="1" draw:end-shape="id14" draw:end-glue-point="0" svg:d="M10900 7300h5100v3400" svg:viewBox="0 0 5101 3401">
          <text:p/>
        </draw:connector>
        <draw:connector draw:style-name="gr3" draw:text-style-name="P1" draw:layer="layout" svg:x1="4.8cm" svg:y1="3.5cm" svg:x2="6.85cm" svg:y2="5.8cm" draw:start-shape="id15" draw:start-glue-point="8" draw:end-shape="id12" svg:d="M4800 3500v1151h2050v1149" svg:viewBox="0 0 2051 2301">
          <text:p/>
        </draw:connector>
        <draw:connector draw:style-name="gr3" draw:text-style-name="P1" draw:layer="layout" svg:x1="16cm" svg:y1="12.5cm" svg:x2="16cm" svg:y2="16.1cm" draw:start-shape="id14" draw:start-glue-point="2" draw:end-shape="id16" draw:end-glue-point="4" svg:d="M16000 12500v3600" svg:viewBox="0 0 1 3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0:35:40.156762677</meta:creation-date>
    <dc:date>2016-02-15T12:56:02.786239421</dc:date>
    <meta:editing-duration>PT1H32M13S</meta:editing-duration>
    <meta:editing-cycles>7</meta:editing-cycles>
    <meta:generator>LibreOffice/4.2.8.2$Linux_X86_64 LibreOffice_project/420m0$Build-2</meta:generator>
    <meta:document-statistic meta:object-count="35"/>
  </office:meta>
</office:document-meta>
</file>